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77e" officeooo:paragraph-rsid="0019977e"/>
    </style:style>
    <style:style style:name="P2" style:family="paragraph" style:parent-style-name="Standard">
      <style:text-properties officeooo:rsid="0019977e" officeooo:paragraph-rsid="001c346f"/>
    </style:style>
    <style:style style:name="P3" style:family="paragraph" style:parent-style-name="Standard">
      <style:text-properties fo:font-weight="bold" officeooo:rsid="001af5b2" officeooo:paragraph-rsid="001af5b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af5b2" officeooo:paragraph-rsid="001af5b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9977e" officeooo:paragraph-rsid="001aa7d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9977e" officeooo:paragraph-rsid="0019977e" style:font-weight-asian="bold" style:font-weight-complex="bold"/>
    </style:style>
    <style:style style:name="P7" style:family="paragraph" style:parent-style-name="Standard">
      <style:text-properties fo:font-weight="bold" officeooo:rsid="001c346f" officeooo:paragraph-rsid="001c346f" style:font-weight-asian="bold" style:font-weight-complex="bold"/>
    </style:style>
    <style:style style:name="P8" style:family="paragraph" style:parent-style-name="Standard">
      <style:text-properties officeooo:paragraph-rsid="001ed1eb"/>
    </style:style>
    <style:style style:name="P9" style:family="paragraph" style:parent-style-name="Standard">
      <style:text-properties fo:font-weight="bold" officeooo:rsid="001c346f" officeooo:paragraph-rsid="001c346f" style:font-weight-asian="bold" style:font-weight-complex="bold"/>
    </style:style>
    <style:style style:name="P10" style:family="paragraph" style:parent-style-name="Standard">
      <style:text-properties fo:font-weight="bold" officeooo:paragraph-rsid="001ed1eb" style:font-weight-asian="bold" style:font-weight-complex="bold"/>
    </style:style>
    <style:style style:name="P11" style:family="paragraph" style:parent-style-name="Standard">
      <style:text-properties fo:font-weight="bold" officeooo:rsid="0022f6f2" officeooo:paragraph-rsid="0022f6f2" style:font-weight-asian="bold" style:font-weight-complex="bold"/>
    </style:style>
    <style:style style:name="P12" style:family="paragraph" style:parent-style-name="Standard">
      <style:text-properties fo:font-weight="bold" officeooo:rsid="001af5b2" officeooo:paragraph-rsid="0022f6f2" style:font-weight-asian="bold" style:font-weight-complex="bold"/>
    </style:style>
    <style:style style:name="P13" style:family="paragraph" style:parent-style-name="Standard">
      <style:text-properties fo:font-weight="bold" officeooo:rsid="0024c0ef" officeooo:paragraph-rsid="0024c0ef" style:font-weight-asian="bold" style:font-weight-complex="bold"/>
    </style:style>
    <style:style style:name="P14" style:family="paragraph" style:parent-style-name="Standard">
      <style:text-properties fo:font-weight="normal" officeooo:rsid="001c346f" officeooo:paragraph-rsid="001c346f" style:font-weight-asian="normal" style:font-weight-complex="normal"/>
    </style:style>
    <style:style style:name="P15" style:family="paragraph" style:parent-style-name="Standard">
      <style:text-properties style:font-name="sans-serif" fo:font-size="9.75pt" fo:font-weight="bold" officeooo:rsid="001af5b2" officeooo:paragraph-rsid="001c346f" style:font-weight-asian="bold" style:font-weight-complex="bold"/>
    </style:style>
    <style:style style:name="P16" style:family="paragraph" style:parent-style-name="Standard">
      <style:text-properties officeooo:rsid="001af5b2" officeooo:paragraph-rsid="001af5b2"/>
    </style:style>
    <style:style style:name="P17" style:family="paragraph" style:parent-style-name="Standard">
      <style:text-properties officeooo:rsid="001af5b2" officeooo:paragraph-rsid="0022f6f2"/>
    </style:style>
    <style:style style:name="P18" style:family="paragraph" style:parent-style-name="Standard">
      <style:text-properties officeooo:rsid="00227d13" officeooo:paragraph-rsid="00227d13"/>
    </style:style>
    <style:style style:name="P19" style:family="paragraph" style:parent-style-name="Standard">
      <style:text-properties officeooo:rsid="0022f6f2" officeooo:paragraph-rsid="0022f6f2"/>
    </style:style>
    <style:style style:name="T1" style:family="text">
      <style:text-properties officeooo:rsid="001aa7d7"/>
    </style:style>
    <style:style style:name="T2" style:family="text">
      <style:text-properties officeooo:rsid="001af5b2"/>
    </style:style>
    <style:style style:name="T3" style:family="text">
      <style:text-properties officeooo:rsid="001c346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c346f" style:font-weight-asian="bold" style:font-weight-complex="bold"/>
    </style:style>
    <style:style style:name="T6" style:family="text">
      <style:text-properties fo:font-weight="bold" officeooo:rsid="001d7f36" style:font-weight-asian="bold" style:font-weight-complex="bold"/>
    </style:style>
    <style:style style:name="T7" style:family="text">
      <style:text-properties fo:font-weight="bold" officeooo:rsid="001af5b2" style:font-weight-asian="bold" style:font-weight-complex="bold"/>
    </style:style>
    <style:style style:name="T8" style:family="text">
      <style:text-properties fo:font-weight="bold" officeooo:rsid="001ed1eb" style:font-weight-asian="bold" style:font-weight-complex="bold"/>
    </style:style>
    <style:style style:name="T9" style:family="text">
      <style:text-properties fo:font-weight="bold" officeooo:rsid="00227d13" style:font-weight-asian="bold" style:font-weight-complex="bold"/>
    </style:style>
    <style:style style:name="T10" style:family="text">
      <style:text-properties fo:font-weight="bold" officeooo:rsid="0022f6f2" style:font-weight-asian="bold" style:font-weight-complex="bold"/>
    </style:style>
    <style:style style:name="T11" style:family="text">
      <style:text-properties officeooo:rsid="001d7f3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2f6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Sources</text:span> : </text:p>
      <text:p text:style-name="P6"/>
      <text:p text:style-name="P2"><text:span text:style-name="T5">Alim stabilisée :</text:span><text:span text:style-name="T3"> </text:span></text:p>
      <text:p text:style-name="P2"/>
      <text:p text:style-name="P2"><text:a xlink:type="simple" xlink:href="http://schema-montage-electronique.blogspot.com/2011/12/alimentation-stabilisee.html" text:style-name="Internet_20_link" text:visited-style-name="Visited_20_Internet_20_Link">http://schema-montage-electronique.blogspot.com/2011/12/alimentation-stabilisee.html</text:a></text:p>
      <text:p text:style-name="P1"><text:a xlink:type="simple" xlink:href="https://www.sonelec-musique.com/electronique_realisations_alim_simple_002.html" text:style-name="Internet_20_link" text:visited-style-name="Visited_20_Internet_20_Link">https://www.sonelec-musique.com/electronique_realisations_alim_simple_002.html</text:a></text:p>
      <text:p text:style-name="P1"/>
      <text:p text:style-name="P7">Additionner <text:span text:style-name="T11">deux </text:span>:</text:p>
      <text:p text:style-name="P7"><text:a xlink:type="simple" xlink:href="https://sonelec-musique.com/electronique_bases_alim_phantom.html" text:style-name="Internet_20_link" text:visited-style-name="Visited_20_Internet_20_Link"><text:span text:style-name="T12">https://sonelec-musique.com/electronique_bases_alim_phantom.html</text:span></text:a></text:p>
      <text:p text:style-name="P14"/>
      <text:p text:style-name="P7"/>
      <text:p text:style-name="P4">Composants : </text:p>
      <text:p text:style-name="P3"/>
      <text:p text:style-name="P8"><text:span text:style-name="T10">Hacheur</text:span><text:span text:style-name="T7"> </text:span><text:span text:style-name="T6">(1,73 €) </text:span><text:span text:style-name="T2">: </text:span></text:p>
      <text:p text:style-name="P8"><text:a xlink:type="simple" xlink:href="https://fr.farnell.com/infineon/ifx80471skv50xuma1/ctrl-dc-dc-buck-360khz-soic-14/dp/2780879" text:style-name="Internet_20_link" text:visited-style-name="Visited_20_Internet_20_Link"><text:span text:style-name="T2">https://fr.farnell.com/infineon/ifx80471skv50xuma1/ctrl-dc-dc-buck-360khz-soic-14/dp/2780879</text:span></text:a></text:p>
      <text:p text:style-name="P10"/>
      <text:p text:style-name="P11">Pont de diodes (3.08 <text:span text:style-name="T11">€</text:span>):</text:p>
      <text:p text:style-name="P19"><text:a xlink:type="simple" xlink:href="https://fr.farnell.com/multicomp/gbu1506f/diode-pont-redresseur-1-ph-600v/dp/2750913?st=Diodes%20-%20Ponts%20redresseurs" text:style-name="Internet_20_link" text:visited-style-name="Visited_20_Internet_20_Link">https://fr.farnell.com/multicomp/gbu1506f/diode-pont-redresseur-1-ph-600v/dp/2750913?st=Diodes%20-%20Ponts%20redresseurs</text:a></text:p>
      <text:p text:style-name="P16"/>
      <text:p text:style-name="P18"><text:span text:style-name="T4">MOSFET (1.97 </text:span><text:span text:style-name="T5">€</text:span><text:span text:style-name="T4">) :</text:span> </text:p>
      <text:p text:style-name="P17"><text:a xlink:type="simple" xlink:href="https://fr.farnell.com/infineon/bsp613ph6327xtsa1/mosfetcanal-p-60v-2-9a-sot-223/dp/2377261?ost=bsp613p" text:style-name="Internet_20_link" text:visited-style-name="Visited_20_Internet_20_Link">https://fr.farnell.com/infineon/bsp613ph6327xtsa1/mosfetcanal-p-60v-2-9a-sot-223/dp/2377261?ost=bsp613p</text:a></text:p>
      <text:p text:style-name="P12"/>
      <text:p text:style-name="P13">Diode Zener SR360 (2.29 <text:span text:style-name="T3">€</text:span>) :</text:p>
      <text:p text:style-name="P17"><text:a xlink:type="simple" xlink:href="https://fr.farnell.com/multicomp/sr360/redresseur-schottky-3a-60v-do/dp/2675374?ost=sr360" text:style-name="Internet_20_link" text:visited-style-name="Visited_20_Internet_20_Link">https://fr.farnell.com/multicomp/sr360/redresseur-schottky-3a-60v-do/dp/2675374?ost=sr360</text:a></text:p>
      <text:p text:style-name="P16"/>
      <text:p text:style-name="P8"><text:span text:style-name="T5">Transformateur </text:span><text:span text:style-name="T10">44443 </text:span><text:span text:style-name="T5">(</text:span><text:span text:style-name="T10">12.13</text:span><text:span text:style-name="T5"> €) </text:span><text:span text:style-name="T3">: </text:span></text:p>
      <text:p text:style-name="P16"><text:a xlink:type="simple" xlink:href="https://fr.farnell.com/myrra/44443/transformateur-ci-22va-230v-2x24v/dp/1214621" text:style-name="Internet_20_link" text:visited-style-name="Visited_20_Internet_20_Link">https://fr.farnell.com/myrra/44443/transformateur-ci-22va-230v-2x24v/dp/1214621</text:a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0:16:50.719335528</meta:creation-date>
    <dc:date>2022-04-11T11:35:09.515004011</dc:date>
    <meta:editing-duration>PT35M5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42" meta:character-count="890" meta:non-whitespace-character-count="859"/>
  </office:meta>
</office:document-meta>
</file>